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fo:margin-left="1.9285in" table:align="left"/>
    </style:style>
    <style:style style:name="Table1.A" style:family="table-column">
      <style:table-column-properties style:column-width="1.4208in"/>
    </style:style>
    <style:style style:name="Table1.B" style:family="table-column">
      <style:table-column-properties style:column-width="1.0792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itle">
      <style:text-properties officeooo:rsid="00000e1c" officeooo:paragraph-rsid="00000e1c"/>
    </style:style>
    <style:style style:name="P2" style:family="paragraph" style:parent-style-name="Subtitle">
      <style:text-properties fo:font-size="14pt" officeooo:rsid="00038081" officeooo:paragraph-rsid="00038081" style:font-size-asian="12.25pt" style:font-size-complex="14pt"/>
    </style:style>
    <style:style style:name="P3" style:family="paragraph" style:parent-style-name="Text_20_body">
      <style:text-properties officeooo:rsid="0001413d" officeooo:paragraph-rsid="0001413d"/>
    </style:style>
    <style:style style:name="P4" style:family="paragraph" style:parent-style-name="Text_20_body">
      <style:paragraph-properties fo:text-align="justify" style:justify-single-word="false"/>
      <style:text-properties fo:font-size="12pt" fo:font-style="italic" officeooo:rsid="00038081" officeooo:paragraph-rsid="00038081" style:font-size-asian="12pt" style:font-style-asian="italic" style:font-size-complex="12pt" style:font-style-complex="italic"/>
    </style:style>
    <style:style style:name="P5" style:family="paragraph" style:parent-style-name="Text_20_body">
      <style:text-properties officeooo:rsid="0004a87b" officeooo:paragraph-rsid="0004a87b"/>
    </style:style>
    <style:style style:name="P6" style:family="paragraph" style:parent-style-name="Text_20_body">
      <style:text-properties officeooo:paragraph-rsid="0004a87b"/>
    </style:style>
    <style:style style:name="P7" style:family="paragraph" style:parent-style-name="Text_20_body">
      <style:text-properties fo:font-weight="bold" officeooo:rsid="0006ed08" officeooo:paragraph-rsid="001903f8" style:font-weight-asian="bold" style:font-weight-complex="bold"/>
    </style:style>
    <style:style style:name="P8" style:family="paragraph" style:parent-style-name="Text_20_body">
      <style:text-properties fo:font-weight="bold" officeooo:rsid="0006ed08" officeooo:paragraph-rsid="0006ed08" style:font-weight-asian="bold" style:font-weight-complex="bold"/>
    </style:style>
    <style:style style:name="P9" style:family="paragraph" style:parent-style-name="Text_20_body">
      <style:text-properties fo:font-weight="bold" officeooo:rsid="0006ed08" officeooo:paragraph-rsid="001497c1" style:font-weight-asian="bold" style:font-weight-complex="bold"/>
    </style:style>
    <style:style style:name="P10" style:family="paragraph" style:parent-style-name="Text_20_body">
      <style:text-properties fo:font-weight="bold" officeooo:rsid="0006ed08" officeooo:paragraph-rsid="0015af43" style:font-weight-asian="bold" style:font-weight-complex="bold"/>
    </style:style>
    <style:style style:name="P11" style:family="paragraph" style:parent-style-name="Text_20_body">
      <style:text-properties officeooo:rsid="000bd302" officeooo:paragraph-rsid="000bd302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4pt" officeooo:rsid="00000e1c" officeooo:paragraph-rsid="00000e1c" style:font-name-asian="Noto Sans CJK SC Regular" style:font-size-asian="12.25pt" style:font-name-complex="FreeSans" style:font-size-complex="14pt"/>
    </style:style>
    <style:style style:name="P13" style:family="paragraph" style:parent-style-name="Text_20_body" style:list-style-name="L1">
      <style:text-properties fo:font-weight="bold" officeooo:rsid="0005b1b6" officeooo:paragraph-rsid="0005b1b6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06ed08" officeooo:paragraph-rsid="001903f8" style:font-weight-asian="bold" style:font-weight-complex="bold"/>
    </style:style>
    <style:style style:name="P15" style:family="paragraph" style:parent-style-name="Text_20_body">
      <style:text-properties fo:font-weight="normal" officeooo:rsid="0006ed08" officeooo:paragraph-rsid="001903f8" style:font-weight-asian="normal" style:font-weight-complex="normal"/>
    </style:style>
    <style:style style:name="P16" style:family="paragraph" style:parent-style-name="Text_20_body" style:list-style-name="">
      <style:text-properties officeooo:rsid="0005b1b6" officeooo:paragraph-rsid="0005b1b6"/>
    </style:style>
    <style:style style:name="P17" style:family="paragraph" style:parent-style-name="Heading_20_1">
      <style:text-properties officeooo:rsid="0001413d" officeooo:paragraph-rsid="0001413d"/>
    </style:style>
    <style:style style:name="P18" style:family="paragraph" style:parent-style-name="Heading_20_1">
      <style:text-properties officeooo:rsid="0004a87b" officeooo:paragraph-rsid="0004a87b"/>
    </style:style>
    <style:style style:name="P19" style:family="paragraph" style:parent-style-name="Heading_20_2">
      <style:text-properties officeooo:rsid="0004a87b" officeooo:paragraph-rsid="0004a87b"/>
    </style:style>
    <style:style style:name="P20" style:family="paragraph" style:parent-style-name="Heading_20_2" style:list-style-name="">
      <style:text-properties officeooo:rsid="0005b1b6" officeooo:paragraph-rsid="0005b1b6"/>
    </style:style>
    <style:style style:name="P21" style:family="paragraph" style:parent-style-name="Heading_20_2">
      <style:paragraph-properties fo:break-before="page"/>
      <style:text-properties officeooo:rsid="0004a87b" officeooo:paragraph-rsid="0004a87b"/>
    </style:style>
    <style:style style:name="T1" style:family="text">
      <style:text-properties officeooo:rsid="000361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612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bdaa" style:font-weight-asian="normal" style:font-weight-complex="normal"/>
    </style:style>
    <style:style style:name="T6" style:family="text">
      <style:text-properties fo:font-weight="normal" officeooo:rsid="0011fc1c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334d4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497c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5af43" style:font-style-asian="italic" style:font-weight-asian="normal" style:font-style-complex="italic" style:font-weight-complex="normal"/>
    </style:style>
    <style:style style:name="T12" style:family="text">
      <style:text-properties officeooo:rsid="000d9589"/>
    </style:style>
    <style:style style:name="T13" style:family="text">
      <style:text-properties officeooo:rsid="0011fc1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Name:</text:p>
          </table:table-cell>
          <table:table-cell table:style-name="Table1.B1" office:value-type="string">
            <text:p text:style-name="P12">Tomer Gill</text:p>
          </table:table-cell>
        </table:table-row>
        <table:table-row>
          <table:table-cell table:style-name="Table1.A2" office:value-type="string">
            <text:p text:style-name="P12">ID:</text:p>
          </table:table-cell>
          <table:table-cell table:style-name="Table1.B2" office:value-type="string">
            <text:p text:style-name="P12">318459450</text:p>
          </table:table-cell>
        </table:table-row>
        <table:table-row>
          <table:table-cell table:style-name="Table1.A2" office:value-type="string">
            <text:p text:style-name="P12">U2 User Name:</text:p>
          </table:table-cell>
          <table:table-cell table:style-name="Table1.B2" office:value-type="string">
            <text:p text:style-name="P12"><text:s/>gilltom</text:p>
          </table:table-cell>
        </table:table-row>
      </table:table>
      <text:p text:style-name="P2"/>
      <text:p text:style-name="P4">* I’ve worked with the PyTorch framework, using <text:span text:style-name="T12">ADAM optimizer and </text:span>mini-batches on train and dev, but not on test.</text:p>
      <text:h text:style-name="P17" text:outline-level="1"><text:span text:style-name="T13">Parameters</text:span>:</text:h>
      <text:p text:style-name="P3">Run parameters <text:span text:style-name="T1">for </text:span><text:span text:style-name="T3">POS</text:span>:</text:p>
      <text:p text:style-name="P3">*<text:tab/>Number of iterations: 15</text:p>
      <text:p text:style-name="P3">*<text:tab/>Learning rate: 0.01</text:p>
      <text:p text:style-name="P3">*<text:tab/>Batch size: 1000</text:p>
      <text:p text:style-name="P11">*<text:tab/>Hidden dimension size: 200</text:p>
      <text:p text:style-name="P5">Run parameters for <text:span text:style-name="T2">NER</text:span>:</text:p>
      <text:p text:style-name="P5">*<text:tab/>Number of iterations: 15</text:p>
      <text:p text:style-name="P5">*<text:tab/>Learning rate: 0.01</text:p>
      <text:p text:style-name="P5">*<text:tab/>Batch size: 1000</text:p>
      <text:p text:style-name="P5">*<text:tab/>Hidden dimension size: 150</text:p>
      <text:h text:style-name="P18" text:outline-level="1">Considerations:</text:h>
      <text:list xml:id="list430950091810179497" text:style-name="L1">
        <text:list-item>
          <text:p text:style-name="P13">Words that appear only in the DEV set but not in the TRAIN set<text:span text:style-name="T4"> were replaced by a token “word”: “*</text:span><text:span text:style-name="T6">UNKNOWN</text:span><text:span text:style-name="T4">*”, which means there was an embedding vector shared by all those unknown words.</text:span></text:p>
        </text:list-item>
        <text:list-item>
          <text:p text:style-name="P14">The windows of the first 2 words and the last 2 words<text:span text:style-name="T4"> were added tokens for the start/end (the values 0 / 1</text:span><text:span text:style-name="T5">, respectively</text:span><text:span text:style-name="T4">) of a sentence, added to the beginning / end of the windows.</text:span></text:p>
        </text:list-item>
      </text:list>
      <text:p text:style-name="P15"/>
      <text:p text:style-name="P7"><text:span text:style-name="T7">For example:</text:span><text:span text:style-name="T8"> The sentence “Hello, World! </text:span><text:span text:style-name="T10">jabberwocky</text:span><text:span text:style-name="T8">” would become “*START* *START* Hello, World! *</text:span><text:span text:style-name="T9">UNK</text:span><text:span text:style-name="T10">N</text:span><text:span text:style-name="T9">OWN* </text:span><text:span text:style-name="T8">*END* *END*”, which will make the windows of this sentence:</text:span></text:p>
      <text:p text:style-name="P8"><text:span text:style-name="T8">[0, 0, “Hello”, “World!”, “*</text:span><text:span text:style-name="T10">UNKNOWN*”</text:span><text:span text:style-name="T8">] – centered around “Hello”</text:span></text:p>
      <text:p text:style-name="P9"><text:span text:style-name="T8">[0, “Hello”, “World!”, “*</text:span><text:span text:style-name="T10">UNKNOWN*”</text:span><text:span text:style-name="T8">, 1] – centered around “World!”</text:span></text:p>
      <text:p text:style-name="P10"><text:span text:style-name="T8">[“Hello”, “World!”, “*</text:span><text:span text:style-name="T10">UNKNOWN*”</text:span><text:span text:style-name="T8">, 1, </text:span><text:span text:style-name="T11">1</text:span><text:span text:style-name="T8">] – centered around “</text:span><text:span text:style-name="T11">jabberwocky”</text:span></text:p>
      <text:h text:style-name="P18" text:outline-level="1"><text:soft-page-break/>Graphs:</text:h>
      <text:h text:style-name="P19" text:outline-level="2">POS</text:h>
      <text:h text:style-name="P20" text:outline-level="2"><draw:frame draw:style-name="fr1" draw:name="Object3" text:anchor-type="paragraph" svg:x="0.1953in" svg:y="0.0862in" svg:width="6.3035in" svg:height="3.5472in" draw:z-index="2"><draw:object xlink:href="./Object 3" xlink:type="simple" xlink:show="embed" xlink:actuate="onLoad"/><draw:image xlink:href="./ObjectReplacements/Object 3" xlink:type="simple" xlink:show="embed" xlink:actuate="onLoad"/></draw:frame></text:h>
      <text:h text:style-name="P16" text:outline-level="2"/>
      <text:h text:style-name="P16" text:outline-level="2"><draw:frame draw:style-name="fr2" draw:name="Object4" text:anchor-type="paragraph" svg:width="6.3035in" svg:height="3.5472in" draw:z-index="3"><draw:object xlink:href="./Object 4" xlink:type="simple" xlink:show="embed" xlink:actuate="onLoad"/><draw:image xlink:href="./ObjectReplacements/Object 4" xlink:type="simple" xlink:show="embed" xlink:actuate="onLoad"/></draw:frame></text:h>
      <text:h text:style-name="P21" text:outline-level="2">NER</text:h>
      <text:p text:style-name="P6"/>
      <text:p text:style-name="P6"><draw:frame draw:style-name="fr2" draw:name="Object2" text:anchor-type="paragraph" svg:width="6.3035in" svg:height="3.547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2" draw:name="Object1" text:anchor-type="paragraph" svg:width="6.3035in" svg:height="3.547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3:29:23.570608905</meta:creation-date>
    <dc:date>2017-12-08T16:52:12.125157820</dc:date>
    <meta:editing-duration>PT3H22M37S</meta:editing-duration>
    <meta:editing-cycles>23</meta:editing-cycles>
    <meta:generator>LibreOffice/5.1.6.2$Linux_X86_64 LibreOffice_project/10m0$Build-2</meta:generator>
    <meta:document-statistic meta:table-count="1" meta:image-count="0" meta:object-count="4" meta:page-count="3" meta:paragraph-count="29" meta:word-count="200" meta:character-count="1174" meta:non-whitespace-character-count="10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minimum="0.6" chart:maximum="0.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9cm" xlink:href="." xlink:type="simple" chart:class="chart:line" chart:style-name="ch1">
        <chart:title svg:x="5.951cm" svg:y="0.316cm" chart:style-name="ch2">
          <text:p>NER DEV Accuracy</text:p>
        </chart:title>
        <chart:subtitle svg:x="6.202cm" svg:y="1.275cm" chart:style-name="ch3">
          <text:p>By Iteration Number</text:p>
        </chart:subtitle>
        <chart:plot-area chart:style-name="ch4" chart:data-source-has-labels="both" svg:x="1.331cm" svg:y="2.138cm" svg:width="14.359cm" svg:height="5.71cm">
          <chartooo:coordinate-region svg:x="2.746cm" svg:y="2.337cm" svg:width="12.757cm" svg:height="4.864cm"/>
          <chart:axis chart:dimension="x" chart:name="primary-x" chart:style-name="ch5" chartooo:axis-type="auto">
            <chartooo:date-scale/>
            <chart:title svg:x="7.871cm" svg:y="8.028cm" chart:style-name="ch6">
              <text:p>iteration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8">
            <chart:title svg:x="0.451cm" svg:y="5.712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16" chart:label-cell-address="local-table.$B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text:list>
                  <text:list-item>
                    <text:p> dev_acc 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6267">
                <text:p>0.62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555">
                <text:p>0.75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54">
                <text:p>0.75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579">
                <text:p>0.75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83">
                <text:p>0.75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56">
                <text:p>0.75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97">
                <text:p>0.75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611">
                <text:p>0.76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596">
                <text:p>0.7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9cm" xlink:href="." xlink:type="simple" chart:class="chart:line" chart:style-name="ch1">
        <chart:title svg:x="6.4cm" svg:y="0.316cm" chart:style-name="ch2">
          <text:p>NER DEV Loss</text:p>
        </chart:title>
        <chart:subtitle svg:x="6.202cm" svg:y="1.275cm" chart:style-name="ch3">
          <text:p>By Iteration Number</text:p>
        </chart:subtitle>
        <chart:plot-area chart:style-name="ch4" chart:data-source-has-labels="both" svg:x="1.331cm" svg:y="2.138cm" svg:width="14.359cm" svg:height="5.71cm">
          <chartooo:coordinate-region svg:x="2.243cm" svg:y="2.338cm" svg:width="13.26cm" svg:height="4.863cm"/>
          <chart:axis chart:dimension="x" chart:name="primary-x" chart:style-name="ch5" chartooo:axis-type="auto">
            <chartooo:date-scale/>
            <chart:title svg:x="7.871cm" svg:y="8.028cm" chart:style-name="ch6">
              <text:p>iteration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5">
            <chart:title svg:x="0.451cm" svg:y="5.685cm" chart:style-name="ch8">
              <text:p>avg. loss</text:p>
            </chart:title>
            <chart:grid chart:style-name="ch7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text:list>
                  <text:list-item>
                    <text:p> dev_loss 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209687">
                <text:p>0.2096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3252">
                <text:p>0.1632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8264">
                <text:p>0.1682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9048">
                <text:p>0.2090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9601">
                <text:p>0.2296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2951">
                <text:p>0.2429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0769">
                <text:p>0.2507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6174">
                <text:p>0.2561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9669">
                <text:p>0.2696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3496">
                <text:p>0.2734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79525">
                <text:p>0.2795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1136">
                <text:p>0.2811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91662">
                <text:p>0.2916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587">
                <text:p>0.285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8411">
                <text:p>0.2984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9cm" xlink:href="." xlink:type="simple" chart:class="chart:line" chart:style-name="ch1">
        <chart:title svg:x="6.4cm" svg:y="0.316cm" chart:style-name="ch2">
          <text:p>POS DEV Loss</text:p>
        </chart:title>
        <chart:subtitle svg:x="6.202cm" svg:y="1.275cm" chart:style-name="ch3">
          <text:p>By Iteration Number</text:p>
        </chart:subtitle>
        <chart:plot-area chart:style-name="ch4" chart:data-source-has-labels="both" svg:x="1.331cm" svg:y="2.138cm" svg:width="14.359cm" svg:height="5.71cm">
          <chartooo:coordinate-region svg:x="2.243cm" svg:y="2.337cm" svg:width="13.26cm" svg:height="4.864cm"/>
          <chart:axis chart:dimension="x" chart:name="primary-x" chart:style-name="ch5" chartooo:axis-type="auto">
            <chartooo:date-scale/>
            <chart:title svg:x="7.871cm" svg:y="8.028cm" chart:style-name="ch6">
              <text:p>iteration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5">
            <chart:title svg:x="0.451cm" svg:y="5.685cm" chart:style-name="ch8">
              <text:p>avg. loss</text:p>
            </chart:title>
            <chart:grid chart:style-name="ch7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20935">
                <text:p>0.209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11775">
                <text:p>0.2117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0925">
                <text:p>0.2109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4507">
                <text:p>0.245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0181">
                <text:p>0.2301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1986">
                <text:p>0.2519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2309">
                <text:p>0.2623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3777">
                <text:p>0.2737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8006">
                <text:p>0.268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9312">
                <text:p>0.279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3071">
                <text:p>0.2930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09709">
                <text:p>0.3097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03659">
                <text:p>0.3036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4638">
                <text:p>0.3146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3295">
                <text:p>0.323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9cm" xlink:href="." xlink:type="simple" chart:class="chart:line" chart:style-name="ch1">
        <chart:title svg:x="5.951cm" svg:y="0.316cm" chart:style-name="ch2">
          <text:p>POS DEV Accuracy</text:p>
        </chart:title>
        <chart:subtitle svg:x="6.202cm" svg:y="1.275cm" chart:style-name="ch3">
          <text:p>By Iteration Number</text:p>
        </chart:subtitle>
        <chart:plot-area chart:style-name="ch4" chart:data-source-has-labels="both" svg:x="1.331cm" svg:y="2.138cm" svg:width="14.359cm" svg:height="5.71cm">
          <chartooo:coordinate-region svg:x="2.746cm" svg:y="2.338cm" svg:width="12.757cm" svg:height="4.864cm"/>
          <chart:axis chart:dimension="x" chart:name="primary-x" chart:style-name="ch5" chartooo:axis-type="auto">
            <chartooo:date-scale/>
            <chart:title svg:x="7.871cm" svg:y="8.028cm" chart:style-name="ch6">
              <text:p>iteration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8">
            <chart:title svg:x="0.451cm" svg:y="5.698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16" chart:label-cell-address="local-table.$B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72">
                <text:p>0.94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89">
                <text:p>0.94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97">
                <text:p>0.94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95">
                <text:p>0.94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03">
                <text:p>0.95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96">
                <text:p>0.94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01">
                <text:p>0.95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02">
                <text:p>0.9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